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g_train_loss</text:p>
          </table:table-cell>
          <table:table-cell office:value-type="string">
            <text:p>d_train_loss</text:p>
          </table:table-cell>
          <table:table-cell office:value-type="string">
            <text:p>g_val_loss</text:p>
          </table:table-cell>
          <table:table-cell office:value-type="string">
            <text:p>d_val_loss</text:p>
          </table:table-cell>
          <table:table-cell>
            <draw:frame table:end-cell-address="Tabelle1.R40" table:end-x="2.208cm" table:end-y="0.399cm" draw:z-index="0" draw:style-name="gr1" draw:text-style-name="P1" svg:width="31.461cm" svg:height="17.906cm" svg:x="0.103cm" svg:y="0.106cm">
              <draw:object draw:notify-on-update-of-ranges="Tabelle1.A1:Tabelle1.A1 Tabelle1.A2:Tabelle1.A51 Tabelle1.B1:Tabelle1.B1 Tabelle1.B2:Tabelle1.B51 Tabelle1.C1:Tabelle1.C1 Tabelle1.C2:Tabelle1.C51 Tabelle1.D1:Tabelle1.D1 Tabelle1.D2:Tabelle1.D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95268971">
            <text:p>0,95268971</text:p>
          </table:table-cell>
          <table:table-cell office:value-type="float" office:value="1.46116197">
            <text:p>1,46116197</text:p>
          </table:table-cell>
          <table:table-cell office:value-type="float" office:value="0.91103184">
            <text:p>0,91103184</text:p>
          </table:table-cell>
          <table:table-cell office:value-type="float" office:value="1.38867044">
            <text:p>1,38867044</text:p>
          </table:table-cell>
          <table:table-cell/>
        </table:table-row>
        <table:table-row table:style-name="ro1">
          <table:table-cell office:value-type="float" office:value="0.83151877">
            <text:p>0,83151877</text:p>
          </table:table-cell>
          <table:table-cell office:value-type="float" office:value="1.39193881">
            <text:p>1,39193881</text:p>
          </table:table-cell>
          <table:table-cell office:value-type="float" office:value="0.89786786">
            <text:p>0,89786786</text:p>
          </table:table-cell>
          <table:table-cell office:value-type="float" office:value="1.38661087">
            <text:p>1,38661087</text:p>
          </table:table-cell>
          <table:table-cell/>
        </table:table-row>
        <table:table-row table:style-name="ro1">
          <table:table-cell office:value-type="float" office:value="0.81007236">
            <text:p>0,81007236</text:p>
          </table:table-cell>
          <table:table-cell office:value-type="float" office:value="1.39067388">
            <text:p>1,39067388</text:p>
          </table:table-cell>
          <table:table-cell office:value-type="float" office:value="3.24371243">
            <text:p>3,24371243</text:p>
          </table:table-cell>
          <table:table-cell office:value-type="float" office:value="1.30262351">
            <text:p>1,30262351</text:p>
          </table:table-cell>
          <table:table-cell/>
        </table:table-row>
        <table:table-row table:style-name="ro1">
          <table:table-cell office:value-type="float" office:value="0.81065995">
            <text:p>0,81065995</text:p>
          </table:table-cell>
          <table:table-cell office:value-type="float" office:value="1.39042091">
            <text:p>1,39042091</text:p>
          </table:table-cell>
          <table:table-cell office:value-type="float" office:value="0.87292123">
            <text:p>0,87292123</text:p>
          </table:table-cell>
          <table:table-cell office:value-type="float" office:value="1.38794255">
            <text:p>1,38794255</text:p>
          </table:table-cell>
          <table:table-cell/>
        </table:table-row>
        <table:table-row table:style-name="ro1">
          <table:table-cell office:value-type="float" office:value="0.82529116">
            <text:p>0,82529116</text:p>
          </table:table-cell>
          <table:table-cell office:value-type="float" office:value="1.38004732">
            <text:p>1,38004732</text:p>
          </table:table-cell>
          <table:table-cell office:value-type="float" office:value="0.89482504">
            <text:p>0,89482504</text:p>
          </table:table-cell>
          <table:table-cell office:value-type="float" office:value="1.38796782">
            <text:p>1,38796782</text:p>
          </table:table-cell>
          <table:table-cell/>
        </table:table-row>
        <table:table-row table:style-name="ro1">
          <table:table-cell office:value-type="float" office:value="0.80879664">
            <text:p>0,80879664</text:p>
          </table:table-cell>
          <table:table-cell office:value-type="float" office:value="1.38175654">
            <text:p>1,38175654</text:p>
          </table:table-cell>
          <table:table-cell office:value-type="float" office:value="0.96436381">
            <text:p>0,96436381</text:p>
          </table:table-cell>
          <table:table-cell office:value-type="float" office:value="1.37918139">
            <text:p>1,37918139</text:p>
          </table:table-cell>
          <table:table-cell/>
        </table:table-row>
        <table:table-row table:style-name="ro1">
          <table:table-cell office:value-type="float" office:value="1.3439492">
            <text:p>1,3439492</text:p>
          </table:table-cell>
          <table:table-cell office:value-type="float" office:value="1.16431725">
            <text:p>1,16431725</text:p>
          </table:table-cell>
          <table:table-cell office:value-type="float" office:value="0.99039048">
            <text:p>0,99039048</text:p>
          </table:table-cell>
          <table:table-cell office:value-type="float" office:value="1.45015967">
            <text:p>1,45015967</text:p>
          </table:table-cell>
          <table:table-cell/>
        </table:table-row>
        <table:table-row table:style-name="ro1">
          <table:table-cell office:value-type="float" office:value="1.45904434">
            <text:p>1,45904434</text:p>
          </table:table-cell>
          <table:table-cell office:value-type="float" office:value="1.14238524">
            <text:p>1,14238524</text:p>
          </table:table-cell>
          <table:table-cell office:value-type="float" office:value="0.96796781">
            <text:p>0,96796781</text:p>
          </table:table-cell>
          <table:table-cell office:value-type="float" office:value="1.41368222">
            <text:p>1,41368222</text:p>
          </table:table-cell>
          <table:table-cell/>
        </table:table-row>
        <table:table-row table:style-name="ro1">
          <table:table-cell office:value-type="float" office:value="1.7543087">
            <text:p>1,7543087</text:p>
          </table:table-cell>
          <table:table-cell office:value-type="float" office:value="1.00358367">
            <text:p>1,00358367</text:p>
          </table:table-cell>
          <table:table-cell office:value-type="float" office:value="0.75949603">
            <text:p>0,75949603</text:p>
          </table:table-cell>
          <table:table-cell office:value-type="float" office:value="1.55147707">
            <text:p>1,55147707</text:p>
          </table:table-cell>
          <table:table-cell/>
        </table:table-row>
        <table:table-row table:style-name="ro1">
          <table:table-cell office:value-type="float" office:value="1.82824397">
            <text:p>1,82824397</text:p>
          </table:table-cell>
          <table:table-cell office:value-type="float" office:value="0.97262251">
            <text:p>0,97262251</text:p>
          </table:table-cell>
          <table:table-cell office:value-type="float" office:value="0.96694082">
            <text:p>0,96694082</text:p>
          </table:table-cell>
          <table:table-cell office:value-type="float" office:value="1.42422974">
            <text:p>1,42422974</text:p>
          </table:table-cell>
          <table:table-cell/>
        </table:table-row>
        <table:table-row table:style-name="ro1">
          <table:table-cell office:value-type="float" office:value="2.35565376">
            <text:p>2,35565376</text:p>
          </table:table-cell>
          <table:table-cell office:value-type="float" office:value="0.8353467">
            <text:p>0,8353467</text:p>
          </table:table-cell>
          <table:table-cell office:value-type="float" office:value="0.91258305">
            <text:p>0,91258305</text:p>
          </table:table-cell>
          <table:table-cell office:value-type="float" office:value="1.64481854">
            <text:p>1,64481854</text:p>
          </table:table-cell>
          <table:table-cell/>
        </table:table-row>
        <table:table-row table:style-name="ro1">
          <table:table-cell office:value-type="float" office:value="2.82556725">
            <text:p>2,82556725</text:p>
          </table:table-cell>
          <table:table-cell office:value-type="float" office:value="0.73724765">
            <text:p>0,73724765</text:p>
          </table:table-cell>
          <table:table-cell office:value-type="float" office:value="0.91148019">
            <text:p>0,91148019</text:p>
          </table:table-cell>
          <table:table-cell office:value-type="float" office:value="1.55341709">
            <text:p>1,55341709</text:p>
          </table:table-cell>
          <table:table-cell/>
        </table:table-row>
        <table:table-row table:style-name="ro1">
          <table:table-cell office:value-type="float" office:value="2.75165534">
            <text:p>2,75165534</text:p>
          </table:table-cell>
          <table:table-cell office:value-type="float" office:value="0.78028047">
            <text:p>0,78028047</text:p>
          </table:table-cell>
          <table:table-cell office:value-type="float" office:value="0.81973177">
            <text:p>0,81973177</text:p>
          </table:table-cell>
          <table:table-cell office:value-type="float" office:value="1.54169214">
            <text:p>1,54169214</text:p>
          </table:table-cell>
          <table:table-cell/>
        </table:table-row>
        <table:table-row table:style-name="ro1">
          <table:table-cell office:value-type="float" office:value="3.2790854">
            <text:p>3,2790854</text:p>
          </table:table-cell>
          <table:table-cell office:value-type="float" office:value="0.65782857">
            <text:p>0,65782857</text:p>
          </table:table-cell>
          <table:table-cell office:value-type="float" office:value="0.96883631">
            <text:p>0,96883631</text:p>
          </table:table-cell>
          <table:table-cell office:value-type="float" office:value="1.52398074">
            <text:p>1,52398074</text:p>
          </table:table-cell>
          <table:table-cell/>
        </table:table-row>
        <table:table-row table:style-name="ro1">
          <table:table-cell office:value-type="float" office:value="3.34058666">
            <text:p>3,34058666</text:p>
          </table:table-cell>
          <table:table-cell office:value-type="float" office:value="0.68290514">
            <text:p>0,68290514</text:p>
          </table:table-cell>
          <table:table-cell office:value-type="float" office:value="1.0930326">
            <text:p>1,0930326</text:p>
          </table:table-cell>
          <table:table-cell office:value-type="float" office:value="1.38573134">
            <text:p>1,38573134</text:p>
          </table:table-cell>
          <table:table-cell/>
        </table:table-row>
        <table:table-row table:style-name="ro1">
          <table:table-cell office:value-type="float" office:value="3.55583692">
            <text:p>3,55583692</text:p>
          </table:table-cell>
          <table:table-cell office:value-type="float" office:value="0.60872227">
            <text:p>0,60872227</text:p>
          </table:table-cell>
          <table:table-cell office:value-type="float" office:value="1.09310031">
            <text:p>1,09310031</text:p>
          </table:table-cell>
          <table:table-cell office:value-type="float" office:value="1.41187799">
            <text:p>1,41187799</text:p>
          </table:table-cell>
          <table:table-cell/>
        </table:table-row>
        <table:table-row table:style-name="ro1">
          <table:table-cell office:value-type="float" office:value="3.74837017">
            <text:p>3,74837017</text:p>
          </table:table-cell>
          <table:table-cell office:value-type="float" office:value="0.55991417">
            <text:p>0,55991417</text:p>
          </table:table-cell>
          <table:table-cell office:value-type="float" office:value="1.47316921">
            <text:p>1,47316921</text:p>
          </table:table-cell>
          <table:table-cell office:value-type="float" office:value="1.30510747">
            <text:p>1,30510747</text:p>
          </table:table-cell>
          <table:table-cell/>
        </table:table-row>
        <table:table-row table:style-name="ro1">
          <table:table-cell office:value-type="float" office:value="3.61150789">
            <text:p>3,61150789</text:p>
          </table:table-cell>
          <table:table-cell office:value-type="float" office:value="0.55311692">
            <text:p>0,55311692</text:p>
          </table:table-cell>
          <table:table-cell office:value-type="float" office:value="1.47487545">
            <text:p>1,47487545</text:p>
          </table:table-cell>
          <table:table-cell office:value-type="float" office:value="1.42914927">
            <text:p>1,42914927</text:p>
          </table:table-cell>
          <table:table-cell/>
        </table:table-row>
        <table:table-row table:style-name="ro1">
          <table:table-cell office:value-type="float" office:value="3.77470207">
            <text:p>3,77470207</text:p>
          </table:table-cell>
          <table:table-cell office:value-type="float" office:value="0.51939094">
            <text:p>0,51939094</text:p>
          </table:table-cell>
          <table:table-cell office:value-type="float" office:value="1.75743032">
            <text:p>1,75743032</text:p>
          </table:table-cell>
          <table:table-cell office:value-type="float" office:value="1.34500372">
            <text:p>1,34500372</text:p>
          </table:table-cell>
          <table:table-cell/>
        </table:table-row>
        <table:table-row table:style-name="ro1">
          <table:table-cell office:value-type="float" office:value="3.84106135">
            <text:p>3,84106135</text:p>
          </table:table-cell>
          <table:table-cell office:value-type="float" office:value="0.53547013">
            <text:p>0,53547013</text:p>
          </table:table-cell>
          <table:table-cell office:value-type="float" office:value="1.41572571">
            <text:p>1,41572571</text:p>
          </table:table-cell>
          <table:table-cell office:value-type="float" office:value="1.3985616">
            <text:p>1,3985616</text:p>
          </table:table-cell>
          <table:table-cell/>
        </table:table-row>
        <table:table-row table:style-name="ro1">
          <table:table-cell office:value-type="float" office:value="4.01953316">
            <text:p>4,01953316</text:p>
          </table:table-cell>
          <table:table-cell office:value-type="float" office:value="0.48922706">
            <text:p>0,48922706</text:p>
          </table:table-cell>
          <table:table-cell office:value-type="float" office:value="1.271631">
            <text:p>1,271631</text:p>
          </table:table-cell>
          <table:table-cell office:value-type="float" office:value="1.32110715">
            <text:p>1,32110715</text:p>
          </table:table-cell>
          <table:table-cell/>
        </table:table-row>
        <table:table-row table:style-name="ro1">
          <table:table-cell office:value-type="float" office:value="4.27721596">
            <text:p>4,27721596</text:p>
          </table:table-cell>
          <table:table-cell office:value-type="float" office:value="0.45221069">
            <text:p>0,45221069</text:p>
          </table:table-cell>
          <table:table-cell office:value-type="float" office:value="1.1832453">
            <text:p>1,1832453</text:p>
          </table:table-cell>
          <table:table-cell office:value-type="float" office:value="1.33113098">
            <text:p>1,33113098</text:p>
          </table:table-cell>
          <table:table-cell/>
        </table:table-row>
        <table:table-row table:style-name="ro1">
          <table:table-cell office:value-type="float" office:value="4.27258635">
            <text:p>4,27258635</text:p>
          </table:table-cell>
          <table:table-cell office:value-type="float" office:value="0.44959038">
            <text:p>0,44959038</text:p>
          </table:table-cell>
          <table:table-cell office:value-type="float" office:value="1.57180464">
            <text:p>1,57180464</text:p>
          </table:table-cell>
          <table:table-cell office:value-type="float" office:value="1.35232329">
            <text:p>1,35232329</text:p>
          </table:table-cell>
          <table:table-cell/>
        </table:table-row>
        <table:table-row table:style-name="ro1">
          <table:table-cell office:value-type="float" office:value="4.40969992">
            <text:p>4,40969992</text:p>
          </table:table-cell>
          <table:table-cell office:value-type="float" office:value="0.43109542">
            <text:p>0,43109542</text:p>
          </table:table-cell>
          <table:table-cell office:value-type="float" office:value="0.98407215">
            <text:p>0,98407215</text:p>
          </table:table-cell>
          <table:table-cell office:value-type="float" office:value="1.36455488">
            <text:p>1,36455488</text:p>
          </table:table-cell>
          <table:table-cell/>
        </table:table-row>
        <table:table-row table:style-name="ro1">
          <table:table-cell office:value-type="float" office:value="4.42921257">
            <text:p>4,42921257</text:p>
          </table:table-cell>
          <table:table-cell office:value-type="float" office:value="0.42370236">
            <text:p>0,42370236</text:p>
          </table:table-cell>
          <table:table-cell office:value-type="float" office:value="1.15467012">
            <text:p>1,15467012</text:p>
          </table:table-cell>
          <table:table-cell office:value-type="float" office:value="1.32874334">
            <text:p>1,32874334</text:p>
          </table:table-cell>
          <table:table-cell/>
        </table:table-row>
        <table:table-row table:style-name="ro1">
          <table:table-cell office:value-type="float" office:value="4.48949051">
            <text:p>4,48949051</text:p>
          </table:table-cell>
          <table:table-cell office:value-type="float" office:value="0.43525928">
            <text:p>0,43525928</text:p>
          </table:table-cell>
          <table:table-cell office:value-type="float" office:value="1.57704651">
            <text:p>1,57704651</text:p>
          </table:table-cell>
          <table:table-cell office:value-type="float" office:value="1.32349777">
            <text:p>1,32349777</text:p>
          </table:table-cell>
          <table:table-cell/>
        </table:table-row>
        <table:table-row table:style-name="ro1">
          <table:table-cell office:value-type="float" office:value="4.77586269">
            <text:p>4,77586269</text:p>
          </table:table-cell>
          <table:table-cell office:value-type="float" office:value="0.40941057">
            <text:p>0,40941057</text:p>
          </table:table-cell>
          <table:table-cell office:value-type="float" office:value="1.31829858">
            <text:p>1,31829858</text:p>
          </table:table-cell>
          <table:table-cell office:value-type="float" office:value="1.33819222">
            <text:p>1,33819222</text:p>
          </table:table-cell>
          <table:table-cell/>
        </table:table-row>
        <table:table-row table:style-name="ro1">
          <table:table-cell office:value-type="float" office:value="4.83025312">
            <text:p>4,83025312</text:p>
          </table:table-cell>
          <table:table-cell office:value-type="float" office:value="0.38833365">
            <text:p>0,38833365</text:p>
          </table:table-cell>
          <table:table-cell office:value-type="float" office:value="1.53615618">
            <text:p>1,53615618</text:p>
          </table:table-cell>
          <table:table-cell office:value-type="float" office:value="1.41255891">
            <text:p>1,41255891</text:p>
          </table:table-cell>
          <table:table-cell/>
        </table:table-row>
        <table:table-row table:style-name="ro1">
          <table:table-cell office:value-type="float" office:value="4.84043169">
            <text:p>4,84043169</text:p>
          </table:table-cell>
          <table:table-cell office:value-type="float" office:value="0.38504624">
            <text:p>0,38504624</text:p>
          </table:table-cell>
          <table:table-cell office:value-type="float" office:value="1.23683703">
            <text:p>1,23683703</text:p>
          </table:table-cell>
          <table:table-cell office:value-type="float" office:value="1.26611948">
            <text:p>1,26611948</text:p>
          </table:table-cell>
          <table:table-cell/>
        </table:table-row>
        <table:table-row table:style-name="ro1">
          <table:table-cell office:value-type="float" office:value="5.19754601">
            <text:p>5,19754601</text:p>
          </table:table-cell>
          <table:table-cell office:value-type="float" office:value="0.35489488">
            <text:p>0,35489488</text:p>
          </table:table-cell>
          <table:table-cell office:value-type="float" office:value="1.81104374">
            <text:p>1,81104374</text:p>
          </table:table-cell>
          <table:table-cell office:value-type="float" office:value="1.50384903">
            <text:p>1,50384903</text:p>
          </table:table-cell>
          <table:table-cell/>
        </table:table-row>
        <table:table-row table:style-name="ro1">
          <table:table-cell office:value-type="float" office:value="5.42469597">
            <text:p>5,42469597</text:p>
          </table:table-cell>
          <table:table-cell office:value-type="float" office:value="0.35304621">
            <text:p>0,35304621</text:p>
          </table:table-cell>
          <table:table-cell office:value-type="float" office:value="1.56581247">
            <text:p>1,56581247</text:p>
          </table:table-cell>
          <table:table-cell office:value-type="float" office:value="1.36127353">
            <text:p>1,36127353</text:p>
          </table:table-cell>
          <table:table-cell/>
        </table:table-row>
        <table:table-row table:style-name="ro1">
          <table:table-cell office:value-type="float" office:value="5.58888006">
            <text:p>5,58888006</text:p>
          </table:table-cell>
          <table:table-cell office:value-type="float" office:value="0.34588379">
            <text:p>0,34588379</text:p>
          </table:table-cell>
          <table:table-cell office:value-type="float" office:value="1.49809062">
            <text:p>1,49809062</text:p>
          </table:table-cell>
          <table:table-cell office:value-type="float" office:value="1.20833111">
            <text:p>1,20833111</text:p>
          </table:table-cell>
          <table:table-cell/>
        </table:table-row>
        <table:table-row table:style-name="ro1">
          <table:table-cell office:value-type="float" office:value="5.65209436">
            <text:p>5,65209436</text:p>
          </table:table-cell>
          <table:table-cell office:value-type="float" office:value="0.3352257">
            <text:p>0,3352257</text:p>
          </table:table-cell>
          <table:table-cell office:value-type="float" office:value="2.18661261">
            <text:p>2,18661261</text:p>
          </table:table-cell>
          <table:table-cell office:value-type="float" office:value="1.27730048">
            <text:p>1,27730048</text:p>
          </table:table-cell>
          <table:table-cell/>
        </table:table-row>
        <table:table-row table:style-name="ro1">
          <table:table-cell office:value-type="float" office:value="5.60001612">
            <text:p>5,60001612</text:p>
          </table:table-cell>
          <table:table-cell office:value-type="float" office:value="0.33146426">
            <text:p>0,33146426</text:p>
          </table:table-cell>
          <table:table-cell office:value-type="float" office:value="1.73968947">
            <text:p>1,73968947</text:p>
          </table:table-cell>
          <table:table-cell office:value-type="float" office:value="1.33283222">
            <text:p>1,33283222</text:p>
          </table:table-cell>
          <table:table-cell/>
        </table:table-row>
        <table:table-row table:style-name="ro1">
          <table:table-cell office:value-type="float" office:value="5.90683842">
            <text:p>5,90683842</text:p>
          </table:table-cell>
          <table:table-cell office:value-type="float" office:value="0.31103298">
            <text:p>0,31103298</text:p>
          </table:table-cell>
          <table:table-cell office:value-type="float" office:value="1.94780385">
            <text:p>1,94780385</text:p>
          </table:table-cell>
          <table:table-cell office:value-type="float" office:value="1.63915682">
            <text:p>1,63915682</text:p>
          </table:table-cell>
          <table:table-cell/>
        </table:table-row>
        <table:table-row table:style-name="ro1">
          <table:table-cell office:value-type="float" office:value="5.95600224">
            <text:p>5,95600224</text:p>
          </table:table-cell>
          <table:table-cell office:value-type="float" office:value="0.32504937">
            <text:p>0,32504937</text:p>
          </table:table-cell>
          <table:table-cell office:value-type="float" office:value="1.76917768">
            <text:p>1,76917768</text:p>
          </table:table-cell>
          <table:table-cell office:value-type="float" office:value="1.41052866">
            <text:p>1,41052866</text:p>
          </table:table-cell>
          <table:table-cell/>
        </table:table-row>
        <table:table-row table:style-name="ro1">
          <table:table-cell office:value-type="float" office:value="6.0499711">
            <text:p>6,0499711</text:p>
          </table:table-cell>
          <table:table-cell office:value-type="float" office:value="0.34191668">
            <text:p>0,34191668</text:p>
          </table:table-cell>
          <table:table-cell office:value-type="float" office:value="1.7608279">
            <text:p>1,7608279</text:p>
          </table:table-cell>
          <table:table-cell office:value-type="float" office:value="1.2977891">
            <text:p>1,2977891</text:p>
          </table:table-cell>
          <table:table-cell/>
        </table:table-row>
        <table:table-row table:style-name="ro1">
          <table:table-cell office:value-type="float" office:value="5.93422937">
            <text:p>5,93422937</text:p>
          </table:table-cell>
          <table:table-cell office:value-type="float" office:value="0.32481503">
            <text:p>0,32481503</text:p>
          </table:table-cell>
          <table:table-cell office:value-type="float" office:value="1.72515869">
            <text:p>1,72515869</text:p>
          </table:table-cell>
          <table:table-cell office:value-type="float" office:value="1.2714262">
            <text:p>1,2714262</text:p>
          </table:table-cell>
          <table:table-cell/>
        </table:table-row>
        <table:table-row table:style-name="ro1">
          <table:table-cell office:value-type="float" office:value="6.37982607">
            <text:p>6,37982607</text:p>
          </table:table-cell>
          <table:table-cell office:value-type="float" office:value="0.30536497">
            <text:p>0,30536497</text:p>
          </table:table-cell>
          <table:table-cell office:value-type="float" office:value="1.45487618">
            <text:p>1,45487618</text:p>
          </table:table-cell>
          <table:table-cell office:value-type="float" office:value="1.19835889">
            <text:p>1,19835889</text:p>
          </table:table-cell>
          <table:table-cell/>
        </table:table-row>
        <table:table-row table:style-name="ro1">
          <table:table-cell office:value-type="float" office:value="6.27148485">
            <text:p>6,27148485</text:p>
          </table:table-cell>
          <table:table-cell office:value-type="float" office:value="0.31931233">
            <text:p>0,31931233</text:p>
          </table:table-cell>
          <table:table-cell office:value-type="float" office:value="3.25367975">
            <text:p>3,25367975</text:p>
          </table:table-cell>
          <table:table-cell office:value-type="float" office:value="1.48478162">
            <text:p>1,48478162</text:p>
          </table:table-cell>
          <table:table-cell/>
        </table:table-row>
        <table:table-row table:style-name="ro1">
          <table:table-cell office:value-type="float" office:value="6.55520821">
            <text:p>6,55520821</text:p>
          </table:table-cell>
          <table:table-cell office:value-type="float" office:value="0.29878953">
            <text:p>0,29878953</text:p>
          </table:table-cell>
          <table:table-cell office:value-type="float" office:value="1.42869723">
            <text:p>1,42869723</text:p>
          </table:table-cell>
          <table:table-cell office:value-type="float" office:value="1.1502322">
            <text:p>1,1502322</text:p>
          </table:table-cell>
          <table:table-cell/>
        </table:table-row>
        <table:table-row table:style-name="ro1">
          <table:table-cell office:value-type="float" office:value="6.74837255">
            <text:p>6,74837255</text:p>
          </table:table-cell>
          <table:table-cell office:value-type="float" office:value="0.29523763">
            <text:p>0,29523763</text:p>
          </table:table-cell>
          <table:table-cell office:value-type="float" office:value="1.42887759">
            <text:p>1,42887759</text:p>
          </table:table-cell>
          <table:table-cell office:value-type="float" office:value="1.1285826">
            <text:p>1,1285826</text:p>
          </table:table-cell>
          <table:table-cell/>
        </table:table-row>
        <table:table-row table:style-name="ro1">
          <table:table-cell office:value-type="float" office:value="6.73622274">
            <text:p>6,73622274</text:p>
          </table:table-cell>
          <table:table-cell office:value-type="float" office:value="0.30683899">
            <text:p>0,30683899</text:p>
          </table:table-cell>
          <table:table-cell office:value-type="float" office:value="2.409307">
            <text:p>2,409307</text:p>
          </table:table-cell>
          <table:table-cell office:value-type="float" office:value="1.66846609">
            <text:p>1,66846609</text:p>
          </table:table-cell>
          <table:table-cell/>
        </table:table-row>
        <table:table-row table:style-name="ro1">
          <table:table-cell office:value-type="float" office:value="6.99754763">
            <text:p>6,99754763</text:p>
          </table:table-cell>
          <table:table-cell office:value-type="float" office:value="0.26983237">
            <text:p>0,26983237</text:p>
          </table:table-cell>
          <table:table-cell office:value-type="float" office:value="1.99803412">
            <text:p>1,99803412</text:p>
          </table:table-cell>
          <table:table-cell office:value-type="float" office:value="1.28484249">
            <text:p>1,28484249</text:p>
          </table:table-cell>
          <table:table-cell/>
        </table:table-row>
        <table:table-row table:style-name="ro1">
          <table:table-cell office:value-type="float" office:value="7.12151146">
            <text:p>7,12151146</text:p>
          </table:table-cell>
          <table:table-cell office:value-type="float" office:value="0.29541159">
            <text:p>0,29541159</text:p>
          </table:table-cell>
          <table:table-cell office:value-type="float" office:value="2.29767728">
            <text:p>2,29767728</text:p>
          </table:table-cell>
          <table:table-cell office:value-type="float" office:value="1.47519314">
            <text:p>1,47519314</text:p>
          </table:table-cell>
          <table:table-cell/>
        </table:table-row>
        <table:table-row table:style-name="ro1">
          <table:table-cell office:value-type="float" office:value="6.87571144">
            <text:p>6,87571144</text:p>
          </table:table-cell>
          <table:table-cell office:value-type="float" office:value="0.2767809">
            <text:p>0,2767809</text:p>
          </table:table-cell>
          <table:table-cell office:value-type="float" office:value="2.16381264">
            <text:p>2,16381264</text:p>
          </table:table-cell>
          <table:table-cell office:value-type="float" office:value="1.36706936">
            <text:p>1,36706936</text:p>
          </table:table-cell>
          <table:table-cell/>
        </table:table-row>
        <table:table-row table:style-name="ro1">
          <table:table-cell office:value-type="float" office:value="7.14747238">
            <text:p>7,14747238</text:p>
          </table:table-cell>
          <table:table-cell office:value-type="float" office:value="0.26489237">
            <text:p>0,26489237</text:p>
          </table:table-cell>
          <table:table-cell office:value-type="float" office:value="2.24354529">
            <text:p>2,24354529</text:p>
          </table:table-cell>
          <table:table-cell office:value-type="float" office:value="1.48326588">
            <text:p>1,48326588</text:p>
          </table:table-cell>
          <table:table-cell/>
        </table:table-row>
        <table:table-row table:style-name="ro1">
          <table:table-cell office:value-type="float" office:value="7.47029686">
            <text:p>7,47029686</text:p>
          </table:table-cell>
          <table:table-cell office:value-type="float" office:value="0.24596204">
            <text:p>0,24596204</text:p>
          </table:table-cell>
          <table:table-cell office:value-type="float" office:value="2.56760406">
            <text:p>2,56760406</text:p>
          </table:table-cell>
          <table:table-cell office:value-type="float" office:value="2.01884747">
            <text:p>2,01884747</text:p>
          </table:table-cell>
          <table:table-cell/>
        </table:table-row>
        <table:table-row table:style-name="ro1">
          <table:table-cell office:value-type="float" office:value="7.45142984">
            <text:p>7,45142984</text:p>
          </table:table-cell>
          <table:table-cell office:value-type="float" office:value="0.26544666">
            <text:p>0,26544666</text:p>
          </table:table-cell>
          <table:table-cell office:value-type="float" office:value="2.67063308">
            <text:p>2,67063308</text:p>
          </table:table-cell>
          <table:table-cell office:value-type="float" office:value="1.51736343">
            <text:p>1,51736343</text:p>
          </table:table-cell>
          <table:table-cell/>
        </table:table-row>
        <table:table-row table:style-name="ro1">
          <table:table-cell office:value-type="float" office:value="7.64400482">
            <text:p>7,64400482</text:p>
          </table:table-cell>
          <table:table-cell office:value-type="float" office:value="0.25929305">
            <text:p>0,25929305</text:p>
          </table:table-cell>
          <table:table-cell office:value-type="float" office:value="4.08982706">
            <text:p>4,08982706</text:p>
          </table:table-cell>
          <table:table-cell office:value-type="float" office:value="2.19567108">
            <text:p>2,1956710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1">21.01.2021</text:date>, <text:time>19:53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1T19:53:56.78</dc:date>
    <meta:generator>OpenOffice/4.1.4$Win32 OpenOffice.org_project/414m5$Build-9788</meta:generator>
    <meta:editing-duration>PT3M42S</meta:editing-duration>
    <meta:editing-cycles>2</meta:editing-cycles>
    <meta:document-statistic meta:table-count="1" meta:cell-count="2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62cm" svg:height="17.907cm" xlink:href=".." xlink:type="simple" chart:class="chart:line" chart:style-name="ch1">
        <chart:legend chart:legend-position="end" svg:x="28.266cm" svg:y="7.855cm" style:legend-expansion="high" chart:style-name="ch2"/>
        <chart:plot-area chart:style-name="ch3" table:cell-range-address="Tabelle1.A1:Tabelle1.D51" chart:data-source-has-labels="row" svg:x="1.079cm" svg:y="1.567cm" svg:width="25.929cm" svg:height="15.562cm">
          <chartooo:coordinate-region svg:x="1.515cm" svg:y="1.779cm" svg:width="25.307cm" svg:height="14.6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51" chart:label-cell-address="Tabelle1.A1:Tabelle1.A1" chart:class="chart:line">
            <chart:data-point chart:repeated="50"/>
          </chart:series>
          <chart:series chart:style-name="ch7" chart:values-cell-range-address="Tabelle1.B2:Tabelle1.B51" chart:label-cell-address="Tabelle1.B1:Tabelle1.B1" chart:class="chart:line">
            <chart:data-point chart:repeated="50"/>
          </chart:series>
          <chart:series chart:style-name="ch8" chart:values-cell-range-address="Tabelle1.C2:Tabelle1.C51" chart:label-cell-address="Tabelle1.C1:Tabelle1.C1" chart:class="chart:line">
            <chart:data-point chart:repeated="50"/>
          </chart:series>
          <chart:series chart:style-name="ch9" chart:values-cell-range-address="Tabelle1.D2:Tabelle1.D51" chart:label-cell-address="Tabelle1.D1:Tabelle1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train_loss</text:p>
                <draw:g>
                  <svg:desc>Tabelle1.A1:Tabelle1.A1</svg:desc>
                </draw:g>
              </table:table-cell>
              <table:table-cell office:value-type="string">
                <text:p>d_train_loss</text:p>
                <draw:g>
                  <svg:desc>Tabelle1.B1:Tabelle1.B1</svg:desc>
                </draw:g>
              </table:table-cell>
              <table:table-cell office:value-type="string">
                <text:p>g_val_loss</text:p>
                <draw:g>
                  <svg:desc>Tabelle1.C1:Tabelle1.C1</svg:desc>
                </draw:g>
              </table:table-cell>
              <table:table-cell office:value-type="string">
                <text:p>d_val_loss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268971">
                <text:p>0.95268971</text:p>
                <draw:g>
                  <svg:desc>Tabelle1.A2:Tabelle1.A51</svg:desc>
                </draw:g>
              </table:table-cell>
              <table:table-cell office:value-type="float" office:value="1.46116197">
                <text:p>1.46116197</text:p>
                <draw:g>
                  <svg:desc>Tabelle1.B2:Tabelle1.B51</svg:desc>
                </draw:g>
              </table:table-cell>
              <table:table-cell office:value-type="float" office:value="0.91103184">
                <text:p>0.91103184</text:p>
                <draw:g>
                  <svg:desc>Tabelle1.C2:Tabelle1.C51</svg:desc>
                </draw:g>
              </table:table-cell>
              <table:table-cell office:value-type="float" office:value="1.38867044">
                <text:p>1.38867044</text:p>
                <draw:g>
                  <svg:desc>Tabelle1.D2:Tabelle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151877">
                <text:p>0.83151877</text:p>
              </table:table-cell>
              <table:table-cell office:value-type="float" office:value="1.39193881">
                <text:p>1.39193881</text:p>
              </table:table-cell>
              <table:table-cell office:value-type="float" office:value="0.89786786">
                <text:p>0.89786786</text:p>
              </table:table-cell>
              <table:table-cell office:value-type="float" office:value="1.38661087">
                <text:p>1.38661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007236">
                <text:p>0.81007236</text:p>
              </table:table-cell>
              <table:table-cell office:value-type="float" office:value="1.39067388">
                <text:p>1.39067388</text:p>
              </table:table-cell>
              <table:table-cell office:value-type="float" office:value="3.24371243">
                <text:p>3.24371243</text:p>
              </table:table-cell>
              <table:table-cell office:value-type="float" office:value="1.30262351">
                <text:p>1.30262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065995">
                <text:p>0.81065995</text:p>
              </table:table-cell>
              <table:table-cell office:value-type="float" office:value="1.39042091">
                <text:p>1.39042091</text:p>
              </table:table-cell>
              <table:table-cell office:value-type="float" office:value="0.87292123">
                <text:p>0.87292123</text:p>
              </table:table-cell>
              <table:table-cell office:value-type="float" office:value="1.38794255">
                <text:p>1.38794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529116">
                <text:p>0.82529116</text:p>
              </table:table-cell>
              <table:table-cell office:value-type="float" office:value="1.38004732">
                <text:p>1.38004732</text:p>
              </table:table-cell>
              <table:table-cell office:value-type="float" office:value="0.89482504">
                <text:p>0.89482504</text:p>
              </table:table-cell>
              <table:table-cell office:value-type="float" office:value="1.38796782">
                <text:p>1.387967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879664">
                <text:p>0.80879664</text:p>
              </table:table-cell>
              <table:table-cell office:value-type="float" office:value="1.38175654">
                <text:p>1.38175654</text:p>
              </table:table-cell>
              <table:table-cell office:value-type="float" office:value="0.96436381">
                <text:p>0.96436381</text:p>
              </table:table-cell>
              <table:table-cell office:value-type="float" office:value="1.37918139">
                <text:p>1.37918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439492">
                <text:p>1.3439492</text:p>
              </table:table-cell>
              <table:table-cell office:value-type="float" office:value="1.16431725">
                <text:p>1.16431725</text:p>
              </table:table-cell>
              <table:table-cell office:value-type="float" office:value="0.99039048">
                <text:p>0.99039048</text:p>
              </table:table-cell>
              <table:table-cell office:value-type="float" office:value="1.45015967">
                <text:p>1.45015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5904434">
                <text:p>1.45904434</text:p>
              </table:table-cell>
              <table:table-cell office:value-type="float" office:value="1.14238524">
                <text:p>1.14238524</text:p>
              </table:table-cell>
              <table:table-cell office:value-type="float" office:value="0.96796781">
                <text:p>0.96796781</text:p>
              </table:table-cell>
              <table:table-cell office:value-type="float" office:value="1.41368222">
                <text:p>1.41368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543087">
                <text:p>1.7543087</text:p>
              </table:table-cell>
              <table:table-cell office:value-type="float" office:value="1.00358367">
                <text:p>1.00358367</text:p>
              </table:table-cell>
              <table:table-cell office:value-type="float" office:value="0.75949603">
                <text:p>0.75949603</text:p>
              </table:table-cell>
              <table:table-cell office:value-type="float" office:value="1.55147707">
                <text:p>1.55147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2824397">
                <text:p>1.82824397</text:p>
              </table:table-cell>
              <table:table-cell office:value-type="float" office:value="0.97262251">
                <text:p>0.97262251</text:p>
              </table:table-cell>
              <table:table-cell office:value-type="float" office:value="0.96694082">
                <text:p>0.96694082</text:p>
              </table:table-cell>
              <table:table-cell office:value-type="float" office:value="1.42422974">
                <text:p>1.42422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5565376">
                <text:p>2.35565376</text:p>
              </table:table-cell>
              <table:table-cell office:value-type="float" office:value="0.8353467">
                <text:p>0.8353467</text:p>
              </table:table-cell>
              <table:table-cell office:value-type="float" office:value="0.91258305">
                <text:p>0.91258305</text:p>
              </table:table-cell>
              <table:table-cell office:value-type="float" office:value="1.64481854">
                <text:p>1.64481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556725">
                <text:p>2.82556725</text:p>
              </table:table-cell>
              <table:table-cell office:value-type="float" office:value="0.73724765">
                <text:p>0.73724765</text:p>
              </table:table-cell>
              <table:table-cell office:value-type="float" office:value="0.91148019">
                <text:p>0.91148019</text:p>
              </table:table-cell>
              <table:table-cell office:value-type="float" office:value="1.55341709">
                <text:p>1.553417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5165534">
                <text:p>2.75165534</text:p>
              </table:table-cell>
              <table:table-cell office:value-type="float" office:value="0.78028047">
                <text:p>0.78028047</text:p>
              </table:table-cell>
              <table:table-cell office:value-type="float" office:value="0.81973177">
                <text:p>0.81973177</text:p>
              </table:table-cell>
              <table:table-cell office:value-type="float" office:value="1.54169214">
                <text:p>1.54169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790854">
                <text:p>3.2790854</text:p>
              </table:table-cell>
              <table:table-cell office:value-type="float" office:value="0.65782857">
                <text:p>0.65782857</text:p>
              </table:table-cell>
              <table:table-cell office:value-type="float" office:value="0.96883631">
                <text:p>0.96883631</text:p>
              </table:table-cell>
              <table:table-cell office:value-type="float" office:value="1.52398074">
                <text:p>1.52398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34058666">
                <text:p>3.34058666</text:p>
              </table:table-cell>
              <table:table-cell office:value-type="float" office:value="0.68290514">
                <text:p>0.68290514</text:p>
              </table:table-cell>
              <table:table-cell office:value-type="float" office:value="1.0930326">
                <text:p>1.0930326</text:p>
              </table:table-cell>
              <table:table-cell office:value-type="float" office:value="1.38573134">
                <text:p>1.38573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5583692">
                <text:p>3.55583692</text:p>
              </table:table-cell>
              <table:table-cell office:value-type="float" office:value="0.60872227">
                <text:p>0.60872227</text:p>
              </table:table-cell>
              <table:table-cell office:value-type="float" office:value="1.09310031">
                <text:p>1.09310031</text:p>
              </table:table-cell>
              <table:table-cell office:value-type="float" office:value="1.41187799">
                <text:p>1.41187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74837017">
                <text:p>3.74837017</text:p>
              </table:table-cell>
              <table:table-cell office:value-type="float" office:value="0.55991417">
                <text:p>0.55991417</text:p>
              </table:table-cell>
              <table:table-cell office:value-type="float" office:value="1.47316921">
                <text:p>1.47316921</text:p>
              </table:table-cell>
              <table:table-cell office:value-type="float" office:value="1.30510747">
                <text:p>1.30510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1150789">
                <text:p>3.61150789</text:p>
              </table:table-cell>
              <table:table-cell office:value-type="float" office:value="0.55311692">
                <text:p>0.55311692</text:p>
              </table:table-cell>
              <table:table-cell office:value-type="float" office:value="1.47487545">
                <text:p>1.47487545</text:p>
              </table:table-cell>
              <table:table-cell office:value-type="float" office:value="1.42914927">
                <text:p>1.42914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7470207">
                <text:p>3.77470207</text:p>
              </table:table-cell>
              <table:table-cell office:value-type="float" office:value="0.51939094">
                <text:p>0.51939094</text:p>
              </table:table-cell>
              <table:table-cell office:value-type="float" office:value="1.75743032">
                <text:p>1.75743032</text:p>
              </table:table-cell>
              <table:table-cell office:value-type="float" office:value="1.34500372">
                <text:p>1.34500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4106135">
                <text:p>3.84106135</text:p>
              </table:table-cell>
              <table:table-cell office:value-type="float" office:value="0.53547013">
                <text:p>0.53547013</text:p>
              </table:table-cell>
              <table:table-cell office:value-type="float" office:value="1.41572571">
                <text:p>1.41572571</text:p>
              </table:table-cell>
              <table:table-cell office:value-type="float" office:value="1.3985616">
                <text:p>1.3985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1953316">
                <text:p>4.01953316</text:p>
              </table:table-cell>
              <table:table-cell office:value-type="float" office:value="0.48922706">
                <text:p>0.48922706</text:p>
              </table:table-cell>
              <table:table-cell office:value-type="float" office:value="1.271631">
                <text:p>1.271631</text:p>
              </table:table-cell>
              <table:table-cell office:value-type="float" office:value="1.32110715">
                <text:p>1.321107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7721596">
                <text:p>4.27721596</text:p>
              </table:table-cell>
              <table:table-cell office:value-type="float" office:value="0.45221069">
                <text:p>0.45221069</text:p>
              </table:table-cell>
              <table:table-cell office:value-type="float" office:value="1.1832453">
                <text:p>1.1832453</text:p>
              </table:table-cell>
              <table:table-cell office:value-type="float" office:value="1.33113098">
                <text:p>1.33113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27258635">
                <text:p>4.27258635</text:p>
              </table:table-cell>
              <table:table-cell office:value-type="float" office:value="0.44959038">
                <text:p>0.44959038</text:p>
              </table:table-cell>
              <table:table-cell office:value-type="float" office:value="1.57180464">
                <text:p>1.57180464</text:p>
              </table:table-cell>
              <table:table-cell office:value-type="float" office:value="1.35232329">
                <text:p>1.352323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40969992">
                <text:p>4.40969992</text:p>
              </table:table-cell>
              <table:table-cell office:value-type="float" office:value="0.43109542">
                <text:p>0.43109542</text:p>
              </table:table-cell>
              <table:table-cell office:value-type="float" office:value="0.98407215">
                <text:p>0.98407215</text:p>
              </table:table-cell>
              <table:table-cell office:value-type="float" office:value="1.36455488">
                <text:p>1.36455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2921257">
                <text:p>4.42921257</text:p>
              </table:table-cell>
              <table:table-cell office:value-type="float" office:value="0.42370236">
                <text:p>0.42370236</text:p>
              </table:table-cell>
              <table:table-cell office:value-type="float" office:value="1.15467012">
                <text:p>1.15467012</text:p>
              </table:table-cell>
              <table:table-cell office:value-type="float" office:value="1.32874334">
                <text:p>1.32874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48949051">
                <text:p>4.48949051</text:p>
              </table:table-cell>
              <table:table-cell office:value-type="float" office:value="0.43525928">
                <text:p>0.43525928</text:p>
              </table:table-cell>
              <table:table-cell office:value-type="float" office:value="1.57704651">
                <text:p>1.57704651</text:p>
              </table:table-cell>
              <table:table-cell office:value-type="float" office:value="1.32349777">
                <text:p>1.323497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77586269">
                <text:p>4.77586269</text:p>
              </table:table-cell>
              <table:table-cell office:value-type="float" office:value="0.40941057">
                <text:p>0.40941057</text:p>
              </table:table-cell>
              <table:table-cell office:value-type="float" office:value="1.31829858">
                <text:p>1.31829858</text:p>
              </table:table-cell>
              <table:table-cell office:value-type="float" office:value="1.33819222">
                <text:p>1.33819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83025312">
                <text:p>4.83025312</text:p>
              </table:table-cell>
              <table:table-cell office:value-type="float" office:value="0.38833365">
                <text:p>0.38833365</text:p>
              </table:table-cell>
              <table:table-cell office:value-type="float" office:value="1.53615618">
                <text:p>1.53615618</text:p>
              </table:table-cell>
              <table:table-cell office:value-type="float" office:value="1.41255891">
                <text:p>1.412558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4043169">
                <text:p>4.84043169</text:p>
              </table:table-cell>
              <table:table-cell office:value-type="float" office:value="0.38504624">
                <text:p>0.38504624</text:p>
              </table:table-cell>
              <table:table-cell office:value-type="float" office:value="1.23683703">
                <text:p>1.23683703</text:p>
              </table:table-cell>
              <table:table-cell office:value-type="float" office:value="1.26611948">
                <text:p>1.266119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19754601">
                <text:p>5.19754601</text:p>
              </table:table-cell>
              <table:table-cell office:value-type="float" office:value="0.35489488">
                <text:p>0.35489488</text:p>
              </table:table-cell>
              <table:table-cell office:value-type="float" office:value="1.81104374">
                <text:p>1.81104374</text:p>
              </table:table-cell>
              <table:table-cell office:value-type="float" office:value="1.50384903">
                <text:p>1.50384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42469597">
                <text:p>5.42469597</text:p>
              </table:table-cell>
              <table:table-cell office:value-type="float" office:value="0.35304621">
                <text:p>0.35304621</text:p>
              </table:table-cell>
              <table:table-cell office:value-type="float" office:value="1.56581247">
                <text:p>1.56581247</text:p>
              </table:table-cell>
              <table:table-cell office:value-type="float" office:value="1.36127353">
                <text:p>1.36127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8888006">
                <text:p>5.58888006</text:p>
              </table:table-cell>
              <table:table-cell office:value-type="float" office:value="0.34588379">
                <text:p>0.34588379</text:p>
              </table:table-cell>
              <table:table-cell office:value-type="float" office:value="1.49809062">
                <text:p>1.49809062</text:p>
              </table:table-cell>
              <table:table-cell office:value-type="float" office:value="1.20833111">
                <text:p>1.20833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65209436">
                <text:p>5.65209436</text:p>
              </table:table-cell>
              <table:table-cell office:value-type="float" office:value="0.3352257">
                <text:p>0.3352257</text:p>
              </table:table-cell>
              <table:table-cell office:value-type="float" office:value="2.18661261">
                <text:p>2.18661261</text:p>
              </table:table-cell>
              <table:table-cell office:value-type="float" office:value="1.27730048">
                <text:p>1.27730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60001612">
                <text:p>5.60001612</text:p>
              </table:table-cell>
              <table:table-cell office:value-type="float" office:value="0.33146426">
                <text:p>0.33146426</text:p>
              </table:table-cell>
              <table:table-cell office:value-type="float" office:value="1.73968947">
                <text:p>1.73968947</text:p>
              </table:table-cell>
              <table:table-cell office:value-type="float" office:value="1.33283222">
                <text:p>1.33283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90683842">
                <text:p>5.90683842</text:p>
              </table:table-cell>
              <table:table-cell office:value-type="float" office:value="0.31103298">
                <text:p>0.31103298</text:p>
              </table:table-cell>
              <table:table-cell office:value-type="float" office:value="1.94780385">
                <text:p>1.94780385</text:p>
              </table:table-cell>
              <table:table-cell office:value-type="float" office:value="1.63915682">
                <text:p>1.639156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95600224">
                <text:p>5.95600224</text:p>
              </table:table-cell>
              <table:table-cell office:value-type="float" office:value="0.32504937">
                <text:p>0.32504937</text:p>
              </table:table-cell>
              <table:table-cell office:value-type="float" office:value="1.76917768">
                <text:p>1.76917768</text:p>
              </table:table-cell>
              <table:table-cell office:value-type="float" office:value="1.41052866">
                <text:p>1.410528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0499711">
                <text:p>6.0499711</text:p>
              </table:table-cell>
              <table:table-cell office:value-type="float" office:value="0.34191668">
                <text:p>0.34191668</text:p>
              </table:table-cell>
              <table:table-cell office:value-type="float" office:value="1.7608279">
                <text:p>1.7608279</text:p>
              </table:table-cell>
              <table:table-cell office:value-type="float" office:value="1.2977891">
                <text:p>1.2977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93422937">
                <text:p>5.93422937</text:p>
              </table:table-cell>
              <table:table-cell office:value-type="float" office:value="0.32481503">
                <text:p>0.32481503</text:p>
              </table:table-cell>
              <table:table-cell office:value-type="float" office:value="1.72515869">
                <text:p>1.72515869</text:p>
              </table:table-cell>
              <table:table-cell office:value-type="float" office:value="1.2714262">
                <text:p>1.27142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37982607">
                <text:p>6.37982607</text:p>
              </table:table-cell>
              <table:table-cell office:value-type="float" office:value="0.30536497">
                <text:p>0.30536497</text:p>
              </table:table-cell>
              <table:table-cell office:value-type="float" office:value="1.45487618">
                <text:p>1.45487618</text:p>
              </table:table-cell>
              <table:table-cell office:value-type="float" office:value="1.19835889">
                <text:p>1.19835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7148485">
                <text:p>6.27148485</text:p>
              </table:table-cell>
              <table:table-cell office:value-type="float" office:value="0.31931233">
                <text:p>0.31931233</text:p>
              </table:table-cell>
              <table:table-cell office:value-type="float" office:value="3.25367975">
                <text:p>3.25367975</text:p>
              </table:table-cell>
              <table:table-cell office:value-type="float" office:value="1.48478162">
                <text:p>1.484781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5520821">
                <text:p>6.55520821</text:p>
              </table:table-cell>
              <table:table-cell office:value-type="float" office:value="0.29878953">
                <text:p>0.29878953</text:p>
              </table:table-cell>
              <table:table-cell office:value-type="float" office:value="1.42869723">
                <text:p>1.42869723</text:p>
              </table:table-cell>
              <table:table-cell office:value-type="float" office:value="1.1502322">
                <text:p>1.1502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4837255">
                <text:p>6.74837255</text:p>
              </table:table-cell>
              <table:table-cell office:value-type="float" office:value="0.29523763">
                <text:p>0.29523763</text:p>
              </table:table-cell>
              <table:table-cell office:value-type="float" office:value="1.42887759">
                <text:p>1.42887759</text:p>
              </table:table-cell>
              <table:table-cell office:value-type="float" office:value="1.1285826">
                <text:p>1.12858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73622274">
                <text:p>6.73622274</text:p>
              </table:table-cell>
              <table:table-cell office:value-type="float" office:value="0.30683899">
                <text:p>0.30683899</text:p>
              </table:table-cell>
              <table:table-cell office:value-type="float" office:value="2.409307">
                <text:p>2.409307</text:p>
              </table:table-cell>
              <table:table-cell office:value-type="float" office:value="1.66846609">
                <text:p>1.668466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99754763">
                <text:p>6.99754763</text:p>
              </table:table-cell>
              <table:table-cell office:value-type="float" office:value="0.26983237">
                <text:p>0.26983237</text:p>
              </table:table-cell>
              <table:table-cell office:value-type="float" office:value="1.99803412">
                <text:p>1.99803412</text:p>
              </table:table-cell>
              <table:table-cell office:value-type="float" office:value="1.28484249">
                <text:p>1.28484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2151146">
                <text:p>7.12151146</text:p>
              </table:table-cell>
              <table:table-cell office:value-type="float" office:value="0.29541159">
                <text:p>0.29541159</text:p>
              </table:table-cell>
              <table:table-cell office:value-type="float" office:value="2.29767728">
                <text:p>2.29767728</text:p>
              </table:table-cell>
              <table:table-cell office:value-type="float" office:value="1.47519314">
                <text:p>1.475193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87571144">
                <text:p>6.87571144</text:p>
              </table:table-cell>
              <table:table-cell office:value-type="float" office:value="0.2767809">
                <text:p>0.2767809</text:p>
              </table:table-cell>
              <table:table-cell office:value-type="float" office:value="2.16381264">
                <text:p>2.16381264</text:p>
              </table:table-cell>
              <table:table-cell office:value-type="float" office:value="1.36706936">
                <text:p>1.36706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4747238">
                <text:p>7.14747238</text:p>
              </table:table-cell>
              <table:table-cell office:value-type="float" office:value="0.26489237">
                <text:p>0.26489237</text:p>
              </table:table-cell>
              <table:table-cell office:value-type="float" office:value="2.24354529">
                <text:p>2.24354529</text:p>
              </table:table-cell>
              <table:table-cell office:value-type="float" office:value="1.48326588">
                <text:p>1.483265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47029686">
                <text:p>7.47029686</text:p>
              </table:table-cell>
              <table:table-cell office:value-type="float" office:value="0.24596204">
                <text:p>0.24596204</text:p>
              </table:table-cell>
              <table:table-cell office:value-type="float" office:value="2.56760406">
                <text:p>2.56760406</text:p>
              </table:table-cell>
              <table:table-cell office:value-type="float" office:value="2.01884747">
                <text:p>2.018847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45142984">
                <text:p>7.45142984</text:p>
              </table:table-cell>
              <table:table-cell office:value-type="float" office:value="0.26544666">
                <text:p>0.26544666</text:p>
              </table:table-cell>
              <table:table-cell office:value-type="float" office:value="2.67063308">
                <text:p>2.67063308</text:p>
              </table:table-cell>
              <table:table-cell office:value-type="float" office:value="1.51736343">
                <text:p>1.517363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64400482">
                <text:p>7.64400482</text:p>
              </table:table-cell>
              <table:table-cell office:value-type="float" office:value="0.25929305">
                <text:p>0.25929305</text:p>
              </table:table-cell>
              <table:table-cell office:value-type="float" office:value="4.08982706">
                <text:p>4.08982706</text:p>
              </table:table-cell>
              <table:table-cell office:value-type="float" office:value="2.19567108">
                <text:p>2.19567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